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3.3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2">
          <table:table-cell office:value-type="string">
            <text:p>s:same with given</text:p>
          </table:table-cell>
          <table:table-cell table:style-name="ce1" office:value-type="string">
            <text:p>d:detected error</text:p>
          </table:table-cell>
          <table:table-cell office:value-type="string">
            <text:p>diff: different result</text:p>
          </table:table-cell>
          <table:table-cell office:value-type="string">
            <text:p>nd:not detected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 office:value-type="string">
            <text:p>190_v295(overflow)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499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503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1_vx30(und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6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7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31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80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3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72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1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office:value-type="string">
            <text:p>diff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52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x7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base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44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's io pair for bad2 maybe wrong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office:value-type="string">
            <text:p>diff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d(diff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3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197_vx34, 197_vx74 197_vx117 are nearly the same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7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co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11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2"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base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nd(s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28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nd(s)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7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base-ex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This case IOC detected an conversion error, but not detect the byte order error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onversion error it detected seems to be intended, 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27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good4</text:p>
          </table:table-cell>
          <table:table-cell office:value-type="string">
            <text:p>bad1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5" office:value-type="string">
            <text:p>d</text:p>
          </table:table-cell>
          <table:table-cell office:value-type="string">
            <text:p>This case IOC detected an intended conversion error, but not detect the byte order error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3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 IOC detected an intended conversion error which is to extract the lower 8-bits of the byte order mask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ase bad2 seems a good case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office:value-type="string">
            <text:p>IOC couldn't detect byte order error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7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office:value-type="string">
            <text:p>This case IOC detected two conversion errors, one is intended, the other one seems not vital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IOC cannot detect byte order error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369_v49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IOC cannot detect the divide-by-zero error in this case because no zero-dominator exits in this case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s(nd)</text:p>
          </table:table-cell>
          <table:table-cell office:value-type="string">
            <text:p>s(nd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369_vx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IOC cannot detect the divide-by-zero error in this case <text:s/>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IOC cannot detect this error because the error is trigger in a c library function div(), IOC will not check it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 table:number-rows-repeated="10484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qi </meta:initial-creator>
    <meta:creation-date>2012-12-07T16:53:12</meta:creation-date>
    <dc:date>2012-12-08T23:59:51</dc:date>
    <dc:creator>qiqi </dc:creator>
    <meta:editing-duration>PT12H49M29S</meta:editing-duration>
    <meta:editing-cycles>36</meta:editing-cycles>
    <meta:generator>LibreOffice/3.5$Linux_x86 LibreOffice_project/350m1$Build-2</meta:generator>
    <meta:document-statistic meta:table-count="3" meta:cell-count="395" meta:object-count="0"/>
  </office:meta>
</office:document-meta>
</file>